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54687" calcext:value-type="percentage">
            <text:p>54.69%</text:p>
          </table:table-cell>
          <table:table-cell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2T11:55:30.117518205</dc:date>
    <meta:editing-duration>PT12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